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437cm" fo:min-width="8.751cm"/>
    </style:style>
    <style:style style:name="gr2" style:family="graphic" style:parent-style-name="standard">
      <style:graphic-properties draw:stroke="none" svg:stroke-color="#000000" draw:fill="none" draw:fill-color="#ffffff" fo:min-height="5.08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081cm" svg:height="15.113cm" svg:x="4.683cm" svg:y="7.35cm">
          <text:p text:style-name="P1">Erandi Dilshani</text:p>
          <text:p text:style-name="P1"/>
          <text:p text:style-name="P1">1702024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3.335cm" svg:height="5.334cm" svg:x="3.413cm" svg:y="21.955cm">
          <draw:text-box>
            <text:p>Sssssssssssssssfggggggggggggg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2:06:36.659880316</meta:creation-date>
    <dc:date>2018-02-19T16:05:45.121660925</dc:date>
    <meta:editing-duration>PT37M50S</meta:editing-duration>
    <meta:editing-cycles>3</meta:editing-cycles>
    <meta:generator>LibreOffice/5.1.6.2$Linux_X86_64 LibreOffice_project/10m0$Build-2</meta:generator>
    <meta:document-statistic meta:object-count="2"/>
  </office:meta>
</office:document-meta>
</file>